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d5f" officeooo:paragraph-rsid="001e0d5f"/>
    </style:style>
    <style:style style:name="P2" style:family="paragraph" style:parent-style-name="Standard">
      <style:paragraph-properties fo:text-align="center" style:justify-single-word="false"/>
      <style:text-properties fo:font-size="36pt" officeooo:rsid="001e0d5f" officeooo:paragraph-rsid="001e0d5f" style:font-size-asian="36pt" style:font-size-complex="36pt"/>
    </style:style>
    <style:style style:name="P3" style:family="paragraph" style:parent-style-name="Standard">
      <style:text-properties fo:font-size="18pt" officeooo:rsid="001e0d5f" officeooo:paragraph-rsid="001e0d5f" style:font-size-asian="18pt" style:font-size-complex="18pt"/>
    </style:style>
    <style:style style:name="P4" style:family="paragraph" style:parent-style-name="Standard">
      <style:text-properties fo:font-size="18pt" fo:font-weight="bold" officeooo:rsid="001e16f1" officeooo:paragraph-rsid="001e16f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8pt" fo:font-weight="bold" officeooo:rsid="001e16f1" officeooo:paragraph-rsid="001e16f1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f5261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f7e19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1574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mmm..</text:p>
      <text:p text:style-name="P1"/>
      <text:p text:style-name="P1"><text:span text:style-name="T1">Feladatválasztás</text:span><text:line-break/> <text:line-break/><text:tab/>Tower Defense játék megvalósítása Pc-re. </text:p>
      <text:p text:style-name="P1"/>
      <text:p text:style-name="P3"><text:span text:style-name="T2">Motiváció</text:span> </text:p>
      <text:p text:style-name="P3"/>
      <text:p text:style-name="P3"><text:tab/><text:span text:style-name="T3">Mindenképp játékot szerettünk volna fejleszteni mert eddig még egyikünk sem csinált <text:tab/>hasonlót, és láttuk benne a kihívást. Sokat agyaltunk rajta, hogy mégis milyen játék legyen.</text:span></text:p>
      <text:p text:style-name="P3"><text:span text:style-name="T3"><text:tab/>Olyat szerettünk volna ami nem túl egyszerű de nem is túl nehéz és így döntöttünk a tower <text:tab/>defense mellett. Mindhármunk szeret hasonló stratégiai játékokkal játszani és ezt szeretnénk <text:tab/>minél jobban az egyetümkre szabni.</text:span></text:p>
      <text:p text:style-name="P3"><text:span text:style-name="T3"/></text:p>
      <text:p text:style-name="P4">Hasonló szoftverek</text:p>
      <text:p text:style-name="P4"/>
      <text:p text:style-name="P4"><text:tab/><text:span text:style-name="T4">Létezik már a játék külön mobilra, web-re, és pc-re is. </text:span></text:p>
      <text:p text:style-name="P4"><text:span text:style-name="T4"><text:tab/>PL. Kingdom rush, Bloons TD</text:span></text:p>
      <text:p text:style-name="P4"><text:span text:style-name="T4"/></text:p>
      <text:p text:style-name="P4">Részletes feladatleírás</text:p>
      <text:p text:style-name="P4"/>
      <text:p text:style-name="P5"><text:tab/><text:span text:style-name="T4">Az egyetem alsó és felső kampusza les</text:span><text:span text:style-name="T5">z a két pályánk amit teljesíteni kell. Az alap <text:tab/>koncepció az lenne, hogy az egyes wave-ek, (hullámok) az egyetemi félévek lesznek és <text:tab/>minden félév végén egy vizsgaidőszak, így lesz mindkét pályánkon 12 wave, a proginfos 6 <text:tab/>félévvel számolva, esetleg </text:span><text:span text:style-name="T6">pluszban egy 13. wave ami az államvizsgát szimbolizálná. <text:s/></text:span><text:span text:style-name="T5">Az <text:tab/>ellenségek a félév aktuális tárgyai lesznek. </text:span><text:span text:style-name="T6">Ahogy a tornyaikkal legyőzzük a beérni próbáló <text:tab/>tárgyakat, a tárgy nehézségéhez mérten kapunk krediteket amivel tudjuk majd fejleszteni a <text:tab/>tornyainkat és újjabb tornyokat vásárolni. Ezeket a tornyokat az általunk megadott helyekre <text:tab/>lehet majd csak lerakni ezzel nehezítve a játékot, hogy ne lehessen a pályát telerakni <text:tab/>tornyokkal. Az alap tornyot még kétszer lehet majd fejleszteni amivel növeljük a torony <text:tab/>erejét és a hatótávolságát. </text:span><text:span text:style-name="T7">A játék elején egy megadott élettel indítunk ami ha elfogy akkor <text:tab/>vége a játéknak, tehát kibuktunk az egyetemről.</text:span></text:p>
      <text:p text:style-name="P5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6:55:56.961000000</meta:creation-date>
    <dc:date>2020-02-25T17:43:51.144000000</dc:date>
    <meta:editing-duration>PT6M11S</meta:editing-duration>
    <meta:editing-cycles>1</meta:editing-cycles>
    <meta:document-statistic meta:table-count="0" meta:image-count="0" meta:object-count="0" meta:page-count="1" meta:paragraph-count="11" meta:word-count="225" meta:character-count="1547" meta:non-whitespace-character-count="1306"/>
    <meta:generator>LibreOffice/6.2.3.2$Windows_x86 LibreOffice_project/aecc05fe267cc68dde00352a451aa867b3b546ac</meta:generator>
  </office:meta>
</office:document-meta>
</file>